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Kaku Gothic ProN" svg:font-family="'Hiragino Kaku Gothic ProN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c59b"/>
    </style:style>
    <style:style style:name="P2" style:family="paragraph" style:parent-style-name="Text_20_body" style:list-style-name="L4"/>
    <style:style style:name="P3" style:family="paragraph" style:parent-style-name="Text_20_body">
      <style:text-properties officeooo:rsid="000d6e63" officeooo:paragraph-rsid="000d6e63"/>
    </style:style>
    <style:style style:name="P4" style:family="paragraph" style:parent-style-name="Text_20_body" style:list-style-name="L6"/>
    <style:style style:name="P5" style:family="paragraph" style:parent-style-name="Text_20_body">
      <style:text-properties officeooo:rsid="00101086" officeooo:paragraph-rsid="00101086"/>
    </style:style>
    <style:style style:name="P6" style:family="paragraph" style:parent-style-name="Text_20_body" style:list-style-name="L8">
      <style:text-properties officeooo:rsid="00174ee2" officeooo:paragraph-rsid="00174ee2"/>
    </style:style>
    <style:style style:name="P7" style:family="paragraph" style:parent-style-name="Text_20_body">
      <style:text-properties officeooo:rsid="00174ee2" officeooo:paragraph-rsid="00174ee2"/>
    </style:style>
    <style:style style:name="P8" style:family="paragraph" style:parent-style-name="Text_20_body">
      <style:paragraph-properties fo:text-align="center" style:justify-single-word="false"/>
      <style:text-properties officeooo:rsid="00174ee2" officeooo:paragraph-rsid="00174ee2"/>
    </style:style>
    <style:style style:name="P9" style:family="paragraph" style:parent-style-name="Text_20_body" style:list-style-name="L9"/>
    <style:style style:name="P10" style:family="paragraph" style:parent-style-name="Text_20_body">
      <style:text-properties officeooo:rsid="001d2f00" officeooo:paragraph-rsid="001d2f00"/>
    </style:style>
    <style:style style:name="P11" style:family="paragraph" style:parent-style-name="Text_20_body">
      <style:text-properties officeooo:rsid="0020c43f" officeooo:paragraph-rsid="0020c43f"/>
    </style:style>
    <style:style style:name="P12" style:family="paragraph" style:parent-style-name="Text_20_body" style:list-style-name="L9">
      <style:paragraph-properties fo:margin-top="0in" fo:margin-bottom="0in" loext:contextual-spacing="false"/>
    </style:style>
    <style:style style:name="P13" style:family="paragraph" style:parent-style-name="Heading_20_1">
      <style:text-properties officeooo:rsid="000ac59b" officeooo:paragraph-rsid="000ac59b"/>
    </style:style>
    <style:style style:name="P14" style:family="paragraph" style:parent-style-name="Frame_20_contents">
      <style:text-properties style:font-name="Liberation Serif" fo:font-size="12pt" fo:font-weight="normal" officeooo:rsid="00101086" officeooo:paragraph-rsid="0010fe73" fo:background-color="transparent" style:font-size-asian="12pt" style:font-weight-asian="normal" style:font-size-complex="12pt" style:font-weight-complex="normal"/>
    </style:style>
    <style:style style:name="P15" style:family="paragraph" style:parent-style-name="List_20_Contents" style:list-style-name="L4"/>
    <style:style style:name="P16" style:family="paragraph" style:parent-style-name="List_20_Contents" style:list-style-name="L5">
      <style:text-properties officeooo:paragraph-rsid="000c7604"/>
    </style:style>
    <style:style style:name="P17" style:family="paragraph" style:parent-style-name="List_20_Contents" style:list-style-name="L6"/>
    <style:style style:name="P18" style:family="paragraph" style:parent-style-name="List_20_Contents" style:list-style-name="L7"/>
    <style:style style:name="P19" style:family="paragraph" style:parent-style-name="List_20_Contents" style:list-style-name="L7">
      <style:text-properties officeooo:paragraph-rsid="0012d214"/>
    </style:style>
    <style:style style:name="P20" style:family="paragraph" style:parent-style-name="List_20_Contents" style:list-style-name="L7">
      <style:text-properties style:font-name="Liberation Mono" fo:font-size="10pt" fo:font-weight="normal" officeooo:rsid="00101086" officeooo:paragraph-rsid="0010fe73" fo:background-color="#99ffff" style:font-size-asian="10pt" style:font-weight-asian="normal" style:font-size-complex="10pt" style:font-weight-complex="normal"/>
    </style:style>
    <style:style style:name="P21" style:family="paragraph" style:parent-style-name="List_20_Contents" style:list-style-name="L7">
      <style:text-properties style:font-name="Liberation Serif" fo:font-size="12pt" fo:font-weight="normal" officeooo:rsid="00101086" officeooo:paragraph-rsid="0010fe73" style:font-size-asian="12pt" style:font-weight-asian="normal" style:font-size-complex="12pt" style:font-weight-complex="normal"/>
    </style:style>
    <style:style style:name="P22" style:family="paragraph" style:parent-style-name="List_20_Contents" style:list-style-name="L7">
      <style:paragraph-properties fo:margin-left="0in" fo:margin-right="0in" fo:text-indent="0in" style:auto-text-indent="false"/>
      <style:text-properties style:font-name="Liberation Mono" fo:font-size="10pt" fo:font-weight="normal" officeooo:rsid="00101086" officeooo:paragraph-rsid="0010fe73" fo:background-color="transparent" style:font-size-asian="10pt" style:font-weight-asian="normal" style:font-size-complex="10pt" style:font-weight-complex="normal"/>
    </style:style>
    <style:style style:name="P23" style:family="paragraph" style:parent-style-name="List_20_Contents" style:list-style-name="L7">
      <style:paragraph-properties fo:margin-left="0in" fo:margin-right="0in" fo:text-indent="0in" style:auto-text-indent="false"/>
      <style:text-properties style:font-name="Liberation Mono" fo:font-size="10pt" fo:font-weight="normal" officeooo:rsid="00101086" officeooo:paragraph-rsid="0014bedb" fo:background-color="transparent" style:font-size-asian="10pt" style:font-weight-asian="normal" style:font-size-complex="10pt" style:font-weight-complex="normal"/>
    </style:style>
    <style:style style:name="P24" style:family="paragraph" style:parent-style-name="Heading_20_2">
      <style:text-properties officeooo:rsid="000ac59b" officeooo:paragraph-rsid="000ac59b"/>
    </style:style>
    <style:style style:name="P25" style:family="paragraph" style:parent-style-name="Heading_20_2">
      <style:text-properties officeooo:paragraph-rsid="000ac59b"/>
    </style:style>
    <style:style style:name="P26" style:family="paragraph" style:parent-style-name="Heading_20_3">
      <style:text-properties officeooo:paragraph-rsid="000ac59b"/>
    </style:style>
    <style:style style:name="T1" style:family="text">
      <style:text-properties officeooo:rsid="000ac59b"/>
    </style:style>
    <style:style style:name="T2" style:family="text">
      <style:text-properties fo:font-style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c7604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c7604" style:font-size-asian="10pt" style:font-size-complex="10pt"/>
    </style:style>
    <style:style style:name="T8" style:family="text">
      <style:text-properties style:font-name="Liberation Mono" fo:font-size="10pt" officeooo:rsid="0010fe73" style:font-size-asian="10pt" style:font-size-complex="10pt"/>
    </style:style>
    <style:style style:name="T9" style:family="text">
      <style:text-properties style:font-name="Liberation Mono" fo:font-size="10pt" officeooo:rsid="0014bedb" style:font-size-asian="10pt" style:font-size-complex="10pt"/>
    </style:style>
    <style:style style:name="T10" style:family="text">
      <style:text-properties style:font-name="Liberation Mono" fo:font-size="10pt" officeooo:rsid="0010fe73" fo:background-color="#66ffff" loext:char-shading-value="0" style:font-size-asian="10pt" style:font-size-complex="10pt"/>
    </style:style>
    <style:style style:name="T11" style:family="text">
      <style:text-properties style:font-name="Liberation Mono" fo:font-size="10pt" officeooo:rsid="0010fe73" fo:background-color="#99ffff" loext:char-shading-value="0" style:font-size-asian="10pt" style:font-size-complex="10pt"/>
    </style:style>
    <style:style style:name="T12" style:family="text">
      <style:text-properties style:font-name="Liberation Mono" officeooo:rsid="0010fe73"/>
    </style:style>
    <style:style style:name="T13" style:family="text">
      <style:text-properties style:font-name="Liberation Serif"/>
    </style:style>
    <style:style style:name="T14" style:family="text">
      <style:text-properties style:font-size-asian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fe73" style:font-weight-asian="normal" style:font-weight-complex="normal"/>
    </style:style>
    <style:style style:name="T17" style:family="text">
      <style:text-properties fo:font-weight="normal" officeooo:rsid="00101086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1086" style:font-weight-asian="bold" style:font-weight-complex="bold"/>
    </style:style>
    <style:style style:name="T20" style:family="text">
      <style:text-properties officeooo:rsid="0010fe73"/>
    </style:style>
    <style:style style:name="T21" style:family="text">
      <style:text-properties officeooo:rsid="0014bedb"/>
    </style:style>
    <style:style style:name="T22" style:family="text">
      <style:text-properties officeooo:rsid="001b2f83"/>
    </style:style>
    <style:style style:name="T23" style:family="text">
      <style:text-properties officeooo:rsid="0020a13f"/>
    </style:style>
    <style:style style:name="T24" style:family="text">
      <style:text-properties officeooo:rsid="0020c43f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baseline" style:horizontal-pos="center" style:horizontal-rel="paragraph-content" fo:background-color="#ccffff" style:background-transparency="50%" draw:fill="solid" draw:fill-color="#ccffff" draw:opacity="50%" draw:fill-image-width="0in" draw:fill-image-height="0in"/>
    </style:style>
    <style:style style:name="fr2" style:family="graphic" style:parent-style-name="Frame">
      <style:graphic-properties fo:margin-left="0in" fo:margin-right="0in" style:vertical-pos="from-top" style:horizontal-pos="center" style:horizontal-rel="paragraph-content" fo:background-color="#ccffff" style:background-transparency="50%" draw:fill="solid" draw:fill-color="#ccffff" draw:opacity="50%" draw:fill-image-width="0in" draw:fill-image-height="0in" fo:padding="0.0598in" fo:border="0.06pt solid #000000" style:shadow="none" draw:shadow-opacity="100%" loext:rel-width-rel="paragraph"/>
    </style:style>
    <style:style style:name="fr3" style:family="graphic" style:parent-style-name="Frame">
      <style:graphic-properties style:vertical-pos="top" style:vertical-rel="baseline" fo:background-color="#ccffff" style:background-transparency="50%" draw:fill="solid" draw:fill-color="#ccffff" draw:opacity="50%" draw:fill-image-width="0in" draw:fill-image-height="0in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2w1a1</text:h>
      <text:p text:style-name="P1"/>
      <text:h text:style-name="P24" text:outline-level="2">Task 1</text:h>
      <text:h text:style-name="P26" text:outline-level="3">Update the links in the navigation bar </text:h>
      <text:list xml:id="list111448032535635603" text:style-name="L4">
        <text:list-item>
          <text:p text:style-name="P15">HOME should load index.html</text:p>
        </text:list-item>
        <text:list-item>
          <text:p text:style-name="P15">ABOUT should load aboutus.html#aboutus</text:p>
        </text:list-item>
        <text:list-item>
          <text:p text:style-name="P15">CONTACT should load index.html#contact </text:p>
          <text:p text:style-name="P2"/>
        </text:list-item>
      </text:list>
      <text:list xml:id="list5461733083193232757" text:style-name="L5">
        <text:list-item>
          <text:p text:style-name="P16"><text:span text:style-name="T7">aboutus.html</text:span></text:p>
          <text:list>
            <text:list-item>
              <text:p text:style-name="P16">Add <text:span text:style-name="T6">id=“aboutus”</text:span> to the div containing th<text:span text:style-name="T4">is</text:span> section</text:p>
            </text:list-item>
          </text:list>
        </text:list-item>
        <text:list-item>
          <text:p text:style-name="P16"><text:span text:style-name="T7">index.html</text:span><text:span text:style-name="T4"> </text:span></text:p>
          <text:list>
            <text:list-item>
              <text:p text:style-name="P16"><text:span text:style-name="T4">Add </text:span><text:span text:style-name="T6">id=“contact”</text:span> to the div containing th<text:span text:style-name="T4">is</text:span> section</text:p>
            </text:list-item>
          </text:list>
        </text:list-item>
      </text:list>
      <text:p text:style-name="Text_20_body"/>
      <text:h text:style-name="Heading_20_3" text:outline-level="3">Clearly identify the current page in the navigation bar</text:h>
      <text:p text:style-name="P3">In the nav bar, the link button for the active page should be highlighted</text:p>
      <text:p text:style-name="List_20_Heading">aboutus.html</text:p>
      <text:list xml:id="list6212123331967408022" text:style-name="L6">
        <text:list-item>
          <text:p text:style-name="P17">Find the list item <text:span text:style-name="T7">&lt;li&gt;</text:span> tag containing 'About'</text:p>
        </text:list-item>
        <text:list-item>
          <text:p text:style-name="P17">Add <text:span text:style-name="T6">&lt;li class=“active”&gt;</text:span></text:p>
        </text:list-item>
        <text:list-item>
          <text:p text:style-name="P17">Find the list item <text:span text:style-name="T7">&lt;li&gt;</text:span> tag containing 'About'</text:p>
        </text:list-item>
        <text:list-item>
          <text:p text:style-name="P17">Delete <text:span text:style-name="T6">class=“active”</text:span><text:span text:style-name="T14"> from </text:span><text:span text:style-name="T6">&lt;li&gt;</text:span></text:p>
          <text:p text:style-name="P4"><text:span text:style-name="T6"/></text:p>
        </text:list-item>
      </text:list>
      <text:h text:style-name="Heading_20_3" text:outline-level="3">Add a glyphicon <text:span text:style-name="T2">glyphicon-info-sign</text:span> to the About link</text:h>
      <text:p text:style-name="P5"/>
      <text:p text:style-name="List_20_Heading">In index.html and aboutus.html:</text:p>
      <text:list xml:id="list4754773089909588050" text:style-name="L7">
        <text:list-item>
          <text:p text:style-name="P18">Find the anchor tag containing 'About'</text:p>
          <text:list>
            <text:list-item>
              <text:p text:style-name="P19">&lt;a href=...&gt;About&lt;/a&gt;</text:p>
            </text:list-item>
          </text:list>
        </text:list-item>
        <text:list-item>
          <text:p text:style-name="P19"><text:span text:style-name="T17"><text:s/></text:span><text:span text:style-name="T19">Inside</text:span><text:span text:style-name="T17"> the tag, </text:span><text:span text:style-name="T19">before </text:span><text:span text:style-name="T17">'About', add a </text:span><text:span text:style-name="T16">&lt;</text:span><text:span text:style-name="T17">span</text:span><text:span text:style-name="T16">&gt;</text:span><text:span text:style-name="T17"> as follows</text:span></text:p>
          <text:list>
            <text:list-item>
              <text:p text:style-name="P21"><text:span text:style-name="T20"><draw:frame draw:style-name="fr1" draw:name="Frame1" text:anchor-type="as-char" svg:width="6.3571in" draw:z-index="0"><draw:text-box fo:min-height="0.9075in"><text:p text:style-name="P14"><text:span text:style-name="T8">&lt;a </text:span><text:span text:style-name="T9">href=</text:span><text:span text:style-name="T8">...&gt;</text:span></text:p><text:list xml:id="list213611007118636" text:continue-numbering="true" text:style-name="L7"><text:list-item><text:list><text:list-item><text:list><text:list-header><text:p text:style-name="P22"><text:s text:c="4"/>&lt;span class="glyphicon glyphicon-info-sign" aria-<text:span text:style-name="T21">h</text:span>idden="true"&gt;&lt;/span&gt;</text:p><text:p text:style-name="P23"><text:s text:c="4"/>About</text:p><text:p text:style-name="P23">&lt;/a&gt;</text:p></text:list-header></text:list></text:list-item></text:list></text:list-item></text:list></draw:text-box></draw:frame></text:span><text:span text:style-name="T20"> </text:span></text:p>
            </text:list-item>
          </text:list>
        </text:list-item>
      </text:list>
      <text:p text:style-name="P1"/>
      <text:h text:style-name="P24" text:outline-level="2"><text:soft-page-break/>Task 2</text:h>
      <text:p text:style-name="P1">In this task you will be adding breadcrumbs to the top of the <text:span text:style-name="T2">about</text:span> web page, where indicated, to support the following features:</text:p>
      <text:list xml:id="list664824611168262909" text:style-name="L9">
        <text:list-item>
          <text:p text:style-name="P12">The breadcrumbs should indicate the hierarchy of the pages in the website <text:span text:style-name="T22">(Home &gt; About)</text:span>, and </text:p>
        </text:list-item>
        <text:list-item>
          <text:p text:style-name="P9">Provide links to return to the parent page(s) (Home page in this case).</text:p>
        </text:list-item>
      </text:list>
      <text:p text:style-name="Text_20_body">You can find more details about how to design breadcrumbs using Bootstrap at the following link: <text:a xlink:type="simple" xlink:href="http://getbootstrap.com/components/#breadcrumbs" office:target-frame-name="_blank" xlink:show="new" text:style-name="Internet_20_link" text:visited-style-name="Visited_20_Internet_20_Link">http://getbootstrap.com/components/#breadcrumbs</text:a><text:a xlink:type="simple" xlink:href="http://getbootstrap.com/components/#breadcrumbs" office:target-frame-name="_blank" xlink:show="new" text:style-name="Internet_20_link" text:visited-style-name="Visited_20_Internet_20_Link"> </text:a></text:p>
      <text:p text:style-name="P1"/>
      <text:list xml:id="list1214739696778325458" text:style-name="L8">
        <text:list-item>
          <text:p text:style-name="P6">Add the following code to <text:span text:style-name="T6">aboutus.html</text:span></text:p>
        </text:list-item>
      </text:list>
      <text:p text:style-name="P8"><draw:frame draw:style-name="fr2" draw:name="Frame2" text:anchor-type="as-char" svg:y="0in" svg:width="3.8327in" style:rel-width="55%" draw:z-index="1"><draw:text-box fo:min-height="0.8453in"><text:p text:style-name="Source_20_Code">&lt;ol class="breadcrumb"&gt;</text:p><text:p text:style-name="Source_20_Code"><text:s text:c="4"/>&lt;li&gt;&lt;a href="index.html"&gt;Home&lt;/a&gt;&lt;/li&gt;</text:p><text:p text:style-name="Source_20_Code"><text:s text:c="4"/>&lt;li class="active"&gt;About Us&lt;/li&gt;</text:p><text:p text:style-name="Source_20_Code">&lt;/ol&gt;</text:p></draw:text-box></draw:frame></text:p>
      <text:h text:style-name="P25" text:outline-level="2"><text:span text:style-name="T1">Task 3</text:span></text:h>
      <text:p text:style-name="P1">In this task you will be adding appropriate formatting to the web page contents using container, row and column classes.</text:p>
      <text:p text:style-name="P11">Do the following</text:p>
      <text:p text:style-name="P10"><text:soft-page-break/><draw:frame draw:style-name="fr3" draw:name="Frame3" text:anchor-type="as-char" svg:width="6.9252in" style:rel-width="100%" draw:z-index="2"><draw:text-box fo:min-height="0.2in"><text:p text:style-name="Source_20_Code"><text:s text:c="4"/>&lt;div <text:span text:style-name="T3">class="container"</text:span>&gt;</text:p><text:p text:style-name="Source_20_Code"><text:s text:c="8"/>&lt;div&gt;</text:p><text:p text:style-name="Source_20_Code"><text:s text:c="12"/>&lt;div&gt;</text:p><text:p text:style-name="Source_20_Code"><text:s text:c="16"/>&lt;!-- Breadcrumb <text:span text:style-name="T23">Section</text:span> --&gt;</text:p><text:p text:style-name="Source_20_Code"><text:s text:c="12"/>&lt;/div&gt;</text:p><text:p text:style-name="Source_20_Code"><text:s text:c="12"/>&lt;div&gt;</text:p><text:p text:style-name="Source_20_Code"><text:s text:c="15"/>&lt;h3&gt;About Us&lt;/h3&gt;</text:p><text:p text:style-name="Source_20_Code"><text:s text:c="12"/>&lt;/div&gt;</text:p><text:p text:style-name="Source_20_Code"><text:s text:c="8"/>&lt;/div&gt;</text:p><text:p text:style-name="Source_20_Code"><text:s text:c="8"/>&lt;div <text:span text:style-name="T3">class="row row-content"</text:span>&gt;</text:p><text:p text:style-name="Source_20_Code"><text:s text:c="12"/>&lt;div <text:span text:style-name="T3">class="col-xs-12"</text:span>&gt;</text:p><text:p text:style-name="Source_20_Code"><text:s text:c="16"/>&lt;h2&gt;Our History&lt;/h2&gt;</text:p><text:p text:style-name="Source_20_Code"><text:s text:c="16"/><text:span text:style-name="T24">Content</text:span>...</text:p><text:p text:style-name="Source_20_Code"><text:s text:c="12"/>&lt;/div&gt;</text:p><text:p text:style-name="Source_20_Code"><text:s text:c="12"/>&lt;div <text:span text:style-name="T3">class="col-xs-12"</text:span>&gt;</text:p><text:p text:style-name="Source_20_Code"><text:s text:c="16"/>&lt;p style="padding:20px;"&gt;&lt;/p&gt;</text:p><text:p text:style-name="Source_20_Code"><text:s text:c="12"/>&lt;/div&gt;</text:p><text:p text:style-name="Source_20_Code"><text:s text:c="8"/>&lt;/div&gt;</text:p><text:p text:style-name="Source_20_Code"><text:s text:c="8"/>&lt;div <text:span text:style-name="T3">class="row row-content"</text:span>&gt;</text:p><text:p text:style-name="Source_20_Code"><text:s text:c="12"/>&lt;div <text:span text:style-name="T3">class="col-xs-12"</text:span>&gt;</text:p><text:p text:style-name="Source_20_Code"><text:s text:c="16"/>&lt;h2&gt;Corporate Leadership&lt;/h2&gt;</text:p><text:p text:style-name="Source_20_Code"><text:s text:c="16"/><text:span text:style-name="T24">Content...</text:span></text:p><text:p text:style-name="Source_20_Code"><text:s text:c="12"/>&lt;/div&gt;</text:p><text:p text:style-name="Source_20_Code"><text:s text:c="13"/>&lt;div <text:span text:style-name="T3">class="col-xs-12"</text:span>&gt;</text:p><text:p text:style-name="Source_20_Code"><text:s text:c="16"/>&lt;p style="padding:20px;"&gt;&lt;/p&gt;</text:p><text:p text:style-name="Source_20_Code"><text:s text:c="12"/>&lt;/div&gt;</text:p><text:p text:style-name="Source_20_Code"><text:s text:c="7"/>&lt;/div&gt;</text:p><text:p text:style-name="Source_20_Code"><text:s text:c="4"/>&lt;/div&gt;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Kaku Gothic ProN" svg:font-family="'Hiragino Kaku Gothic ProN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Hiragino Kaku Gothic ProN" style:font-family-asian="'Hiragino Kaku Gothic ProN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Source_20_Code" style:display-name="Source Code" style:family="paragraph" style:parent-style-name="Text_20_body">
      <style:paragraph-properties fo:margin-top="0in" fo:margin-bottom="0in" loext:contextual-spacing="false" style:shadow="none"/>
      <style:text-properties style:font-name="Liberation Mono" fo:font-family="'Liberation Mono'" style:font-family-generic="modern" style:font-pitch="variable" fo:font-size="10pt" officeooo:rsid="00174ee2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7:35:36.939887000</meta:creation-date>
    <meta:generator>LibreOffice/4.4.3.2$MacOSX_X86_64 LibreOffice_project/88805f81e9fe61362df02b9941de8e38a9b5fd16</meta:generator>
    <dc:date>2016-01-03T21:36:08.854327000</dc:date>
    <meta:editing-duration>PT3M23S</meta:editing-duration>
    <meta:editing-cycles>5</meta:editing-cycles>
    <meta:document-statistic meta:table-count="0" meta:image-count="0" meta:object-count="0" meta:page-count="3" meta:paragraph-count="71" meta:word-count="300" meta:character-count="2374" meta:non-whitespace-character-count="1811"/>
  </office:meta>
</office:document-meta>
</file>